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394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7.592cm"/>
    </style:style>
    <style:style style:name="co8" style:family="table-column">
      <style:table-column-properties fo:break-before="auto" style:column-width="4.717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4.524cm"/>
    </style:style>
    <style:style style:name="co11" style:family="table-column">
      <style:table-column-properties fo:break-before="auto" style:column-width="9.477cm"/>
    </style:style>
    <style:style style:name="co12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5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66ff66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</office:automatic-styles>
  <office:body>
    <office:spreadsheet>
      <table:table table:name="Relay Build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2" table:default-cell-style-name="ce11"/>
        <table:table-row table:style-name="ro1">
          <table:table-cell table:style-name="ce1" office:value-type="string">
            <text:p>Desig.</text:p>
          </table:table-cell>
          <table:table-cell table:style-name="ce5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TSA P/N</text:p>
          </table:table-cell>
          <table:table-cell table:style-name="ce10" office:value-type="string">
            <text:p>Verified on Schema</text:p>
          </table:table-cell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office:value-type="string">
            <text:p>CON-PHD-SS-40 </text:p>
          </table:table-cell>
          <table:table-cell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office:value-type="string">
            <text:p>CAP-100N-SM 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office:value-type="string">
            <text:p>CAP-10U-16V-SM1206 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office:value-type="string">
            <text:p>CAP-1000U-E50V 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office:value-type="string">
            <text:p>CAP-1N-SM </text:p>
          </table:table-cell>
          <table:table-cell/>
        </table:table-row>
        <table:table-row table:style-name="ro2">
          <table:table-cell table:style-name="ce2" office:value-type="string">
            <text:p>D1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3" office:value-type="string">
            <text:p>DIO-1N4001-SM </text:p>
          </table:table-cell>
          <table:table-cell table:style-name="ce13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office:value-type="string">
            <text:p>DIO-BAT54C </text:p>
          </table:table-cell>
          <table:table-cell/>
        </table:table-row>
        <table:table-row table:style-name="ro1">
          <table:table-cell table:style-name="ce2" office:value-type="string">
            <text:p>J1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4" office:value-type="string">
            <text:p>CON-DC-SKT-PCB</text:p>
          </table:table-cell>
          <table:table-cell table:style-name="ce14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table:style-name="ce15" office:value-type="string">
            <text:p>CON-PHD-STERM</text:p>
          </table:table-cell>
          <table:table-cell table:style-name="ce15"/>
        </table:table-row>
        <table:table-row table:style-name="ro1">
          <table:table-cell table:style-name="ce2" office:value-type="string">
            <text:p>J3-D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4" office:value-type="string">
            <text:p>CON-DB9-SKT-RA-PCB</text:p>
          </table:table-cell>
          <table:table-cell table:style-name="ce14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2" office:value-type="string">
            <text:p>CON-DIN8-SKTPCB </text:p>
          </table:table-cell>
          <table:table-cell table:style-name="ce12"/>
        </table:table-row>
        <table:table-row table:style-name="ro3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6" office:value-type="string">
            <text:p>CON-PHD-DR-SKT-40 </text:p>
          </table:table-cell>
          <table:table-cell table:style-name="ce16"/>
        </table:table-row>
        <table:table-row table:style-name="ro3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6" office:value-type="string">
            <text:p>CON-PHD-DR-40 </text:p>
          </table:table-cell>
          <table:table-cell table:style-name="ce16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office:value-type="string">
            <text:p>CON-PHD-SS-40 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office:value-type="string">
            <text:p>CON-PHD-DS-40 </text:p>
          </table:table-cell>
          <table:table-cell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table:style-name="ce15" office:value-type="string">
            <text:p>CON-RJ45PCBSKT8</text:p>
          </table:table-cell>
          <table:table-cell table:style-name="ce15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office:value-type="string">
            <text:p>LED-3MM-RD </text:p>
          </table:table-cell>
          <table:table-cell/>
        </table:table-row>
        <table:table-row table:style-name="ro2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office:value-type="string">
            <text:p>CON-PHD-SS-40 </text:p>
          </table:table-cell>
          <table:table-cell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</table:table-row>
        <table:table-row table:style-name="ro1">
          <table:table-cell table:style-name="ce3" office:value-type="string">
            <text:p>PTC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7" office:value-type="string">
            <text:p>NON-STOCK</text:p>
          </table:table-cell>
          <table:table-cell table:style-name="ce17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table:style-name="ce15" office:value-type="string">
            <text:p>FET-A03400A</text:p>
          </table:table-cell>
          <table:table-cell table:style-name="ce15"/>
        </table:table-row>
        <table:table-row table:style-name="ro2">
          <table:table-cell office:value-type="string">
            <text:p>R1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2">
          <table:table-cell office:value-type="string">
            <text:p>R5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2">
          <table:table-cell office:value-type="string">
            <text:p>R6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2">
          <table:table-cell office:value-type="string">
            <text:p>R9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2">
          <table:table-cell office:value-type="string">
            <text:p>R13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2">
          <table:table-cell office:value-type="string">
            <text:p>R17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</table:table-row>
        <table:table-row table:style-name="ro1">
          <table:table-cell office:value-type="string">
            <text:p>R11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Res SM 680R 1206</text:p>
          </table:table-cell>
          <table:table-cell table:style-name="ce17" office:value-type="string">
            <text:p>NON-STOCK</text:p>
          </table:table-cell>
          <table:table-cell table:style-name="ce17"/>
        </table:table-row>
        <table:table-row table:style-name="ro1">
          <table:table-cell office:value-type="string">
            <text:p>R14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Res SM 680R 1206</text:p>
          </table:table-cell>
          <table:table-cell table:style-name="ce17" office:value-type="string">
            <text:p>NON-STOCK</text:p>
          </table:table-cell>
          <table:table-cell table:style-name="ce17"/>
        </table:table-row>
        <table:table-row table:style-name="ro2">
          <table:table-cell office:value-type="string">
            <text:p>R12</text:p>
          </table:table-cell>
          <table:table-cell table:style-name="Default" office:value-type="float" office:value="1">
            <text:p>1</text:p>
          </table:table-cell>
          <table:table-cell office:value-type="string">
            <text:p>Res SM 100R 1206</text:p>
          </table:table-cell>
          <table:table-cell office:value-type="string">
            <text:p>RES-100R-SM1206 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table:style-name="Default" office:value-type="float" office:value="1">
            <text:p>1</text:p>
          </table:table-cell>
          <table:table-cell office:value-type="string">
            <text:p>Res SM 100R 1206</text:p>
          </table:table-cell>
          <table:table-cell office:value-type="string">
            <text:p>RES-100R-SM1206 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office:value-type="string">
            <text:p>RES-10K-SM1206 </text:p>
          </table:table-cell>
          <table:table-cell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office:value-type="string">
            <text:p>RES-0R-SM1206 </text:p>
          </table:table-cell>
          <table:table-cell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2" office:value-type="string">
            <text:p>REL-5V-SPDT-QY23</text:p>
          </table:table-cell>
          <table:table-cell table:style-name="ce12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office:value-type="string">
            <text:p>CON-PHD-SS-40 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table:style-name="ce15" office:value-type="string">
            <text:p>IC-MAX485CSA</text:p>
          </table:table-cell>
          <table:table-cell table:style-name="ce15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16" office:value-type="string">
            <text:p>REG-MOD5V </text:p>
          </table:table-cell>
          <table:table-cell table:style-name="ce16"/>
        </table:table-row>
        <table:table-row table:style-name="ro1">
          <table:table-cell table:style-name="ce4" office:value-type="string">
            <text:p>U3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MAX4820</text:p>
          </table:table-cell>
          <table:table-cell table:style-name="ce17" office:value-type="string">
            <text:p>NON-STOCK</text:p>
          </table:table-cell>
          <table:table-cell table:style-name="ce17"/>
        </table:table-row>
        <table:table-row table:style-name="ro1">
          <table:table-cell table:style-name="ce4" office:value-type="string">
            <text:p>U4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IC SM STWD100</text:p>
          </table:table-cell>
          <table:table-cell table:style-name="ce17" office:value-type="string">
            <text:p>NON-STOCK</text:p>
          </table:table-cell>
          <table:table-cell table:style-name="ce17"/>
        </table:table-row>
        <table:table-row table:style-name="ro4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office:value-type="string">
            <text:p>IC-ARD-PROMINI-3V3 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office:value-type="string">
            <text:p>CON-PHD-SS-40 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office:value-type="string">
            <text:p>CON-PHD-SKT-SS 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table:style-name="Default" office:value-type="string">
            <text:p>2 x 2W</text:p>
          </table:table-cell>
          <table:table-cell office:value-type="string">
            <text:p>header pins</text:p>
          </table:table-cell>
          <table:table-cell office:value-type="string">
            <text:p>CON-PHD-SS-40 </text:p>
          </table:table-cell>
          <table:table-cell/>
        </table:table-row>
      </table:table>
      <table:table table:name="Relay BoM" table:style-name="ta1" table:print="false"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15"/>
        <table:table-column table:style-name="co9" table:default-cell-style-name="ce15"/>
        <table:table-column table:style-name="co9" table:default-cell-style-name="Default"/>
        <table:table-column table:style-name="co10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sig.</text:p>
          </table:table-cell>
          <table:table-cell table:style-name="ce5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TSA P/N</text:p>
          </table:table-cell>
          <table:table-cell table:style-name="ce10" office:value-type="string">
            <text:p>Verified on Schema</text:p>
          </table:table-cell>
          <table:table-cell table:style-name="ce1" office:value-type="string">
            <text:p>PCBA Inspection</text:p>
          </table:table-cell>
          <table:table-cell table:style-name="ce1" office:value-type="string">
            <text:p>Schematic Note</text:p>
          </table:table-cell>
          <table:table-cell table:style-name="ce1" table:number-columns-repeated="1017"/>
        </table:table-row>
        <table:table-row table:style-name="ro5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11" office:value-type="string">
            <text:p>CAP-100N-SM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11" office:value-type="string">
            <text:p>CAP-10U-16V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11" office:value-type="string">
            <text:p>CAP-1000U-E50V </text:p>
          </table:table-cell>
          <table:table-cell table:style-name="ce11"/>
          <table:table-cell office:value-type="string">
            <text:p>100uF/50V fitted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11" office:value-type="string">
            <text:p>CAP-1N-SM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1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3" office:value-type="string">
            <text:p>DIO-1N4001-SM </text:p>
          </table:table-cell>
          <table:table-cell table:style-name="ce13"/>
          <table:table-cell table:style-name="ce20" office:value-type="string">
            <text:p>OK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11" office:value-type="string">
            <text:p>DIO-BAT54C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4" office:value-type="string">
            <text:p>CON-DC-SKT-PCB</text:p>
          </table:table-cell>
          <table:table-cell table:style-name="ce14"/>
          <table:table-cell table:style-name="ce20" office:value-type="string">
            <text:p>OK</text:p>
          </table:table-cell>
          <table:table-cell table:style-name="ce2" office:value-type="string">
            <text:p>Add note “Fit J1 or J2'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3-D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4" office:value-type="string">
            <text:p>CON-DB9-SKT-RA-PCB</text:p>
          </table:table-cell>
          <table:table-cell table:style-name="ce14"/>
          <table:table-cell table:style-name="ce20" office:value-type="string">
            <text:p>OK</text:p>
          </table:table-cell>
          <table:table-cell table:style-name="ce2" office:value-type="string">
            <text:p>Add note “Fit J3-DB or J3-DIN'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2" office:value-type="string">
            <text:p>CON-DIN8-SKTPCB </text:p>
          </table:table-cell>
          <table:table-cell table:style-name="ce12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6" office:value-type="string">
            <text:p>CON-PHD-DR-SKT-40 </text:p>
          </table:table-cell>
          <table:table-cell table:style-name="ce16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6" office:value-type="string">
            <text:p>CON-PHD-DR-40 </text:p>
          </table:table-cell>
          <table:table-cell table:style-name="ce16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5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11" office:value-type="string">
            <text:p>CON-PHD-D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11" office:value-type="string">
            <text:p>LED-3MM-RD </text:p>
          </table:table-cell>
          <table:table-cell table:style-name="ce11"/>
          <table:table-cell office:value-type="string">
            <text:p>Poking up, should be RA mounted.</text:p>
          </table:table-cell>
          <table:table-cell table:number-columns-repeated="1018"/>
        </table:table-row>
        <table:table-row table:style-name="ro5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  <table:table-cell office:value-type="string">
            <text:p>Not Fitted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PTC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7" office:value-type="string">
            <text:p>NON-STOCK</text:p>
          </table:table-cell>
          <table:table-cell table:style-name="ce17"/>
          <table:table-cell office:value-type="string">
            <text:p>Not Fitted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3"/>
          <table:table-cell table:style-name="ce9" table:number-columns-repeated="1015"/>
        </table:table-row>
        <table:table-row table:style-name="ro1">
          <table:table-cell office:value-type="string">
            <text:p>R5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3"/>
          <table:table-cell table:style-name="ce4" table:number-columns-repeated="1015"/>
        </table:table-row>
        <table:table-row table:style-name="ro1">
          <table:table-cell office:value-type="string">
            <text:p>R6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9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3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7</text:p>
          </table:table-cell>
          <table:table-cell table:style-name="Default" office:value-type="float" office:value="1">
            <text:p>1</text:p>
          </table:table-cell>
          <table:table-cell table:style-name="ce9" office:value-type="string">
            <text:p>Res SM 3K3 1206</text:p>
          </table:table-cell>
          <table:table-cell table:style-name="ce18" office:value-type="string">
            <text:p>RES-3K3-SM1206 </text:p>
          </table:table-cell>
          <table:table-cell table:style-name="ce18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1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Res SM 680R 1206</text:p>
          </table:table-cell>
          <table:table-cell table:style-name="ce17" office:value-type="string">
            <text:p>NON-STOCK</text:p>
          </table:table-cell>
          <table:table-cell table:style-name="ce17"/>
          <table:table-cell office:value-type="string">
            <text:p>2xR's in parallel</text:p>
          </table:table-cell>
          <table:table-cell table:number-columns-repeated="1018"/>
        </table:table-row>
        <table:table-row table:style-name="ro1">
          <table:table-cell office:value-type="string">
            <text:p>R14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Res SM 680R 1206</text:p>
          </table:table-cell>
          <table:table-cell table:style-name="ce17" office:value-type="string">
            <text:p>NON-STOCK</text:p>
          </table:table-cell>
          <table:table-cell table:style-name="ce17"/>
          <table:table-cell office:value-type="string">
            <text:p>2xR's in parallel</text:p>
          </table:table-cell>
          <table:table-cell table:number-columns-repeated="1018"/>
        </table:table-row>
        <table:table-row table:style-name="ro1">
          <table:table-cell office:value-type="string">
            <text:p>R12</text:p>
          </table:table-cell>
          <table:table-cell table:style-name="Default"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5</text:p>
          </table:table-cell>
          <table:table-cell table:style-name="Default"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office:value-type="string">
            <text:p>4K7 fitted</text:p>
          </table:table-cell>
          <table:table-cell table:number-columns-repeated="1018"/>
        </table:table-row>
        <table:table-row table:style-name="ro1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11" office:value-type="string">
            <text:p>RES-0R-SM1206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2" office:value-type="string">
            <text:p>REL-5V-SPDT-QY23</text:p>
          </table:table-cell>
          <table:table-cell table:style-name="ce12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2" office:value-type="string">
            <text:p>CON-JUMPER</text:p>
          </table:table-cell>
          <table:table-cell table:style-name="ce12"/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16" office:value-type="string">
            <text:p>REG-MOD5V </text:p>
          </table:table-cell>
          <table:table-cell table:style-name="ce16"/>
          <table:table-cell office:value-type="string">
            <text:p>7805 fitt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3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MAX4820</text:p>
          </table:table-cell>
          <table:table-cell table:style-name="ce17" office:value-type="string">
            <text:p>NON-STOCK</text:p>
          </table:table-cell>
          <table:table-cell table:style-name="ce17"/>
          <table:table-cell table:style-name="ce20" office:value-type="string">
            <text:p>OK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U4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IC SM STWD100</text:p>
          </table:table-cell>
          <table:table-cell table:style-name="ce17" office:value-type="string">
            <text:p>NON-STOCK</text:p>
          </table:table-cell>
          <table:table-cell table:style-name="ce17"/>
          <table:table-cell table:style-name="ce20" office:value-type="string">
            <text:p>OK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11" office:value-type="string">
            <text:p>IC-ARD-PROMINI-3V3 </text:p>
          </table:table-cell>
          <table:table-cell table:style-name="ce11"/>
          <table:table-cell table:style-name="ce20" office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>
            <text:p>U5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Use 2 x 12W headers supplied with module</text:p>
          </table:table-cell>
          <table:table-cell table:number-columns-repeated="1018"/>
        </table:table-row>
        <table:table-row table:style-name="ro5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11" office:value-type="string">
            <text:p>CON-PHD-SKT-SS </text:p>
          </table:table-cell>
          <table:table-cell table:style-name="ce11"/>
          <table:table-cell office:value-type="string">
            <text:p>2x2w socket not fitted</text:p>
          </table:table-cell>
          <table:table-cell table:number-columns-repeated="1018"/>
        </table:table-row>
        <table:table-row table:style-name="ro5">
          <table:table-cell office:value-type="string">
            <text:p>U5</text:p>
          </table:table-cell>
          <table:table-cell table:style-name="Default" office:value-type="string">
            <text:p>2 x 2W</text:p>
          </table:table-cell>
          <table:table-cell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office:value-type="string">
            <text:p>Not Fitted</text:p>
          </table:table-cell>
          <table:table-cell table:number-columns-repeated="1018"/>
        </table:table-row>
        <table:table-row table:style-name="ro5" table:number-rows-repeated="2">
          <table:table-cell/>
          <table:table-cell table:style-name="Default"/>
          <table:table-cell/>
          <table:table-cell table:style-name="ce19" table:number-columns-repeated="2"/>
          <table:table-cell table:number-columns-repeated="1019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y Test Plan" table:style-name="ta1" table:print="false">
        <table:table-column table:style-name="co2" table:default-cell-style-name="Default"/>
        <table:table-column table:style-name="co11" table:default-cell-style-name="ce2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21" office:value-type="string">
            <text:p>Actio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eparation</text:p>
          </table:table-cell>
          <table:table-cell office:value-type="string">
            <text:p>Make test harness to access used pins on RJ45.</text:p>
            <text:p>ATN will need pullup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in schematic &amp; PCB files into source control.</text:p>
          </table:table-cell>
          <table:table-cell office:value-type="string">
            <text:p>Copied from Hardware di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in BoM doc.</text:p>
          </table:table-cell>
          <table:table-cell office:value-type="string">
            <text:p>Copied from workbo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in build instructions doc.</text:p>
          </table:table-cell>
          <table:table-cell office:value-type="string">
            <text:p>Copied from workbo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e Power Up</text:p>
          </table:table-cell>
          <table:table-cell office:value-type="string">
            <text:p>Verify schematic and PCB plots against supplied board to check that you have correct version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umber all boards and record results tagged with board numbe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board built correctly with no shorts etc.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wer Supply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ull all socketed parts and check for shorts between power rails and ground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nect voltmeter to monitor regulated rails.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5V rail voltage &amp; noise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3.3V from Arduino regulator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everse voltage does not damage anyth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overvoltage does not damage anything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 Software Chec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Verify clocks if they start without software configuration. It is surprising how often crystals don't start properly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eset signal is inactiv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load firmwar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erify voltages on ISP header before start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load firmware with debugg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crystal if required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baudrate on console TX l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nect serial terminal and check for correct respon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12V connection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A/B bias link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A/B term link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12V bus monitor to ADC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Blinky LE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not enabled, check voltage on /RE &amp; DE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inac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A/B inactiv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receive, monitor RO to check waveform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drive by setting low with console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transmit, monitor DI to check wavefor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ll relays open if WDOG stops toggl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DB9 f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DIN-8 b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ower rails on correct pins on 20 pin head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rogramming by Arduino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Relay BoM'.A3:'Relay BoM'.AMJ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7/11/2022</text:date>, <text:time>17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27T17:21:19.95</dc:date>
    <meta:editing-duration>P2DT4H51M</meta:editing-duration>
    <meta:editing-cycles>14</meta:editing-cycles>
    <meta:generator>OpenOffice/4.1.4$Win32 OpenOffice.org_project/414m5$Build-9788</meta:generator>
    <meta:document-statistic meta:table-count="3" meta:cell-count="525" meta:object-count="0"/>
  </office:meta>
</office:document-meta>
</file>